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ossa" svg:font-family="Canos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cm" svg:stroke-color="#e6e6ff" draw:marker-start-width="0.76cm" draw:marker-end-width="0.76cm" svg:stroke-linecap="round" draw:fill="gradient" draw:fill-color="#dddddd" draw:fill-gradient-name="Gradient_20_21" draw:gradient-step-count="0" draw:textarea-horizontal-align="justify" draw:textarea-vertical-align="middle" draw:auto-grow-height="false" fo:min-height="2.05cm" fo:min-width="1.8cm" fo:padding-top="0.225cm" fo:padding-bottom="0.225cm" fo:padding-left="0.35cm" fo:padding-right="0.35cm" draw:shadow="hidden"/>
    </style:style>
    <style:style style:name="gr2" style:family="graphic" style:parent-style-name="standard">
      <style:graphic-properties draw:stroke="none" svg:stroke-color="#000000" draw:fill="none" draw:fill-color="#ffffff" fo:min-height="2.336cm"/>
    </style:style>
    <style:style style:name="gr3" style:family="graphic" style:parent-style-name="standard">
      <style:graphic-properties draw:stroke="none" svg:stroke-color="#000000" draw:fill="none" draw:fill-color="#ffffff" fo:min-height="1.957cm"/>
    </style:style>
    <style:style style:name="gr4" style:family="graphic" style:parent-style-name="standard">
      <style:graphic-properties draw:stroke="none" svg:stroke-color="#000000" draw:fill="none" draw:fill-color="#ffffff" fo:min-height="1.923cm"/>
    </style:style>
    <style:style style:name="gr5" style:family="graphic" style:parent-style-name="standard">
      <style:graphic-properties draw:stroke="none" svg:stroke-color="#000000" draw:fill="none" draw:fill-color="#ffffff" fo:min-height="5.877cm"/>
    </style:style>
    <style:style style:name="P1" style:family="paragraph">
      <loext:graphic-properties draw:fill="gradient" draw:fill-color="#dddddd" draw:fill-gradient-name="Gradient_20_21" draw:gradient-step-count="0"/>
      <style:paragraph-properties fo:text-align="center"/>
      <style:text-properties fo:font-weight="bold"/>
    </style:style>
    <style:style style:name="P2" style:family="paragraph">
      <loext:graphic-properties draw:fill="none" draw:fill-color="#ffffff"/>
      <style:text-properties fo:color="#666666" style:font-name="Canossa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="none" draw:fill-color="#ffffff"/>
      <style:text-properties fo:color="#666666" style:font-name="Canossa" fo:font-size="48pt" style:text-underline-style="solid" style:text-underline-width="auto" style:text-underline-color="font-color" fo:font-weight="bold" style:font-size-asian="48pt" style:font-weight-asian="normal" style:font-size-complex="48pt" style:font-weight-complex="normal"/>
    </style:style>
    <style:style style:name="P4" style:family="paragraph">
      <loext:graphic-properties draw:fill="none" draw:fill-color="#ffffff"/>
      <style:text-properties fo:color="#666666" style:font-name="Canossa"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P5" style:family="paragraph">
      <loext:graphic-properties draw:fill="gradient" draw:fill-color="#dddddd" draw:fill-gradient-name="Gradient_20_21" draw:gradient-step-count="0"/>
      <style:paragraph-properties fo:text-align="center"/>
    </style:style>
    <style:style style:name="P6" style:family="paragraph">
      <loext:graphic-properties draw:fill="none" draw:fill-color="#ffffff"/>
      <style:text-properties fo:color="#666666" style:text-line-through-style="solid" style:text-line-through-type="single" style:font-name="Canossa" fo:font-size="48pt" fo:font-style="normal" fo:font-weight="normal" style:font-size-asian="48pt" style:font-style-asian="normal" style:font-weight-asian="normal" style:font-size-complex="48pt" style:font-style-complex="normal" style:font-weight-complex="normal"/>
    </style:style>
    <style:style style:name="P7" style:family="paragraph">
      <loext:graphic-properties draw:fill="none" draw:fill-color="#ffffff"/>
      <style:text-properties fo:color="#666666" style:font-name="Canossa" fo:font-size="72pt" fo:font-weight="bold" style:font-size-asian="72pt" style:font-weight-asian="bold" style:font-size-complex="72pt" style:font-weight-complex="bold"/>
    </style:style>
    <style:style style:name="P8" style:family="paragraph">
      <loext:graphic-properties draw:fill="none" draw:fill-color="#ffffff"/>
      <style:text-properties fo:color="#666666" style:font-name="Canossa" fo:font-size="48pt" fo:font-weight="bold" fo:background-color="#ffff00" style:font-size-asian="48pt" style:font-weight-asian="bold" style:font-size-complex="48pt" style:font-weight-complex="bold"/>
    </style:style>
    <style:style style:name="T1" style:family="text">
      <style:text-properties style:font-name="Canossa" fo:font-size="48pt" fo:font-weight="bold" style:font-size-asian="48pt" style:font-weight-asian="bold" style:font-size-complex="48pt" style:font-weight-complex="bold"/>
    </style:style>
    <style:style style:name="T2" style:family="text">
      <style:text-properties style:text-position="-33% 58%" style:font-name="Canossa" fo:font-size="48pt" fo:font-weight="bold" style:font-size-asian="48pt" style:font-weight-asian="bold" style:font-size-complex="48pt" style:font-weight-complex="bold"/>
    </style:style>
    <style:style style:name="T3" style:family="text">
      <style:text-properties style:text-position="33% 58%" style:font-name="Canossa" fo:font-size="48pt" fo:font-weight="bold" style:font-size-asian="48pt" style:font-weight-asian="bold" style:font-size-complex="48pt" style:font-weight-complex="bold"/>
    </style:style>
    <style:style style:name="T4" style:family="text">
      <style:text-properties style:font-name="Canossa" fo:font-size="48pt" style:text-underline-style="solid" style:text-underline-width="auto" style:text-underline-color="font-color" fo:font-weight="bold" style:font-size-asian="48pt" style:font-weight-asian="normal" style:font-size-complex="48pt" style:font-weight-complex="normal"/>
    </style:style>
    <style:style style:name="T5" style:family="text">
      <style:text-properties style:font-name="Canossa"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T6" style:family="text">
      <style:text-properties style:text-line-through-style="solid" style:text-line-through-type="single" style:font-name="Canossa" fo:font-size="48pt" fo:font-style="normal" fo:font-weight="normal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style:font-name="Canossa" fo:font-size="72pt" fo:font-weight="bold" style:font-size-asian="72pt" style:font-weight-asian="bold" style:font-size-complex="72pt" style:font-weight-complex="bold"/>
    </style:style>
    <style:style style:name="T8" style:family="text">
      <style:text-properties style:font-name="Canossa" fo:font-size="48pt" fo:font-weight="bold" fo:background-color="#ffff00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5cm" svg:height="2.5cm" svg:x="2.1cm" svg:y="1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1" draw:layer="layout" svg:width="2.5cm" svg:height="2.5cm" svg:x="14cm" svg:y="10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1.9cm" svg:height="2.586cm" svg:x="14.4cm" svg:y="10.801cm">
            <draw:text-box>
              <text:p><text:span text:style-name="T1">x</text:span><text:span text:style-name="T2">2</text:span></text:p>
            </draw:text-box>
          </draw:frame>
        </draw:g>
        <draw:g>
          <draw:frame draw:style-name="gr3" draw:text-style-name="P2" draw:layer="layout" svg:width="1.9cm" svg:height="2.207cm" svg:x="11.6cm" svg:y="23.4cm">
            <draw:text-box>
              <text:p><text:span text:style-name="T1">x</text:span><text:span text:style-name="T3">2</text:span></text:p>
            </draw:text-box>
          </draw:frame>
          <draw:custom-shape draw:style-name="gr1" draw:text-style-name="P1" draw:layer="layout" svg:width="2.5cm" svg:height="2.5cm" svg:x="11.1cm" svg:y="2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2" draw:layer="layout" svg:width="1.9cm" svg:height="2.207cm" svg:x="11.6cm" svg:y="23.501cm">
            <draw:text-box>
              <text:p><text:span text:style-name="T1">x</text:span><text:span text:style-name="T3">2</text:span></text:p>
            </draw:text-box>
          </draw:frame>
        </draw:g>
        <draw:custom-shape draw:style-name="gr1" draw:text-style-name="P1" draw:layer="layout" svg:width="2.5cm" svg:height="2.5cm" svg:x="8.1cm" svg:y="1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9cm" svg:height="2.207cm" svg:x="8.6cm" svg:y="15.601cm">
          <draw:text-box>
            <text:p><text:span text:style-name="T4">U</text:span></text:p>
          </draw:text-box>
        </draw:frame>
        <draw:frame draw:style-name="gr4" draw:text-style-name="P4" draw:layer="layout" svg:width="1.9cm" svg:height="2.173cm" svg:x="2.7cm" svg:y="15.651cm">
          <draw:text-box>
            <text:p><text:span text:style-name="T5">I</text:span></text:p>
          </draw:text-box>
        </draw:frame>
        <draw:custom-shape draw:style-name="gr1" draw:text-style-name="P1" draw:layer="layout" svg:width="2.5cm" svg:height="2.5cm" svg:x="5.1cm" svg:y="1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9cm" svg:height="2.207cm" svg:x="5.6cm" svg:y="15.593cm">
          <draw:text-box>
            <text:p><text:span text:style-name="T1">B</text:span></text:p>
          </draw:text-box>
        </draw:frame>
        <draw:custom-shape draw:style-name="gr1" draw:text-style-name="P5" draw:layer="layout" svg:width="2.5cm" svg:height="2.5cm" svg:x="2.2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2.5cm" svg:height="2.5cm" svg:x="16.9cm" svg:y="1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1.9cm" svg:height="2.173cm" svg:x="17.6cm" svg:y="15.652cm">
          <draw:text-box>
            <text:p><text:span text:style-name="T6">S</text:span></text:p>
          </draw:text-box>
        </draw:frame>
        <draw:custom-shape draw:style-name="gr1" draw:text-style-name="P5" draw:layer="layout" svg:width="2.5cm" svg:height="2.5cm" svg:x="6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5" draw:layer="layout" svg:width="2.5cm" svg:height="2.5cm" svg:x="11.3cm" svg:y="15.4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7" draw:layer="layout" svg:width="3.3cm" svg:height="6.127cm" svg:x="11.6cm" svg:y="15.411cm">
            <draw:text-box>
              <text:p><text:span text:style-name="T7">‘’</text:span></text:p>
            </draw:text-box>
          </draw:frame>
        </draw:g>
        <draw:g>
          <draw:custom-shape draw:style-name="gr1" draw:text-style-name="P5" draw:layer="layout" svg:width="2.5cm" svg:height="2.5cm" svg:x="6.7cm" svg:y="18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8" draw:layer="layout" svg:width="1.9cm" svg:height="2.207cm" svg:x="7.3cm" svg:y="18.995cm">
            <draw:text-box>
              <text:p><text:span text:style-name="T8">a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ossa" svg:font-family="Canos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1" draw:display-name="Gradient 21" draw:style="linear" draw:start-color="#e6e6ff" draw:end-color="#eeeeee" draw:start-intensity="100%" draw:end-intensity="100%" draw:angle="1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7T22:13:30.985165487</meta:creation-date>
    <dc:date>2018-07-07T23:25:20.061122413</dc:date>
    <meta:editing-duration>PT16M31S</meta:editing-duration>
    <meta:editing-cycles>8</meta:editing-cycles>
    <meta:generator>LibreOffice/5.3.7.2$Linux_X86_64 LibreOffice_project/30m0$Build-2</meta:generator>
    <meta:document-statistic meta:object-count="23"/>
  </office:meta>
</office:document-meta>
</file>